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Text_20_body">
      <style:text-properties fo:font-size="18pt" style:font-size-asian="18pt" style:font-size-complex="18pt"/>
    </style:style>
    <style:style style:name="P3" style:family="paragraph" style:parent-style-name="Text_20_body">
      <style:text-properties fo:font-size="18pt" officeooo:paragraph-rsid="000aaef2" style:font-size-asian="18pt" style:font-size-complex="18pt"/>
    </style:style>
    <style:style style:name="P4" style:family="paragraph" style:parent-style-name="Text_20_body">
      <style:text-properties fo:color="#ce181e" fo:font-size="18pt" officeooo:paragraph-rsid="000aaef2" style:font-size-asian="18pt" style:font-size-complex="18pt"/>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fo:font-size="18pt" style:font-size-asian="18pt" style:font-size-complex="18pt"/>
    </style:style>
    <style:style style:name="T1" style:family="text">
      <style:text-properties fo:font-size="16pt" style:font-size-asian="16pt" style:font-size-complex="16pt"/>
    </style:style>
    <style:style style:name="T2" style:family="text">
      <style:text-properties fo:font-size="18pt" style:font-size-asian="18pt" style:font-size-complex="18pt"/>
    </style:style>
    <style:style style:name="T3" style:family="text">
      <style:text-properties officeooo:rsid="000aae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3">1.</text:span> What is file handling in C?</text:p>
      <text:p text:style-name="P3">A: File handling in C is the process of reading from or writing to files on disk. C provides standard library functions for performing file I/O, such as fopen(), fclose(), fread(), fwrite(), fprintf(), and fscanf(). File handling can be useful for storing and retrieving data between program runs, sharing data between different programs, or processing large amounts of data.</text:p>
      <text:p text:style-name="P4"><text:span text:style-name="T3">2.</text:span>How do you open a file in C? </text:p>
      <text:p text:style-name="P3">A: A file can be opened in C using the fopen() function, which takes two arguments: the file name and the mode. The mode specifies the type of file access, such as "r" for reading, "w" for writing, and "a" for appending. For example:</text:p>
      <text:p text:style-name="P6">c</text:p>
      <text:p text:style-name="Preformatted_20_Text"><text:span text:style-name="Source_20_Text"><text:span text:style-name="T2">FILE *fp;</text:span></text:span></text:p>
      <text:p text:style-name="Preformatted_20_Text"><text:span text:style-name="Source_20_Text"><text:span text:style-name="T2">fp = fopen("example.txt", "r");</text:span></text:span></text:p>
      <text:p text:style-name="Preformatted_20_Text"><text:span text:style-name="Source_20_Text"><text:span text:style-name="T2">if (fp == NULL) {</text:span></text:span></text:p>
      <text:p text:style-name="Preformatted_20_Text"><text:span text:style-name="Source_20_Text"><text:span text:style-name="T2"><text:s text:c="4"/>printf("Failed to open file\n");</text:span></text:span></text:p>
      <text:p text:style-name="P5"><text:span text:style-name="Source_20_Text"><text:span text:style-name="T2">}</text:span></text:span></text:p>
      <text:p text:style-name="P4"><text:span text:style-name="T3">3.</text:span> How do you read from a file in C?</text:p>
      <text:p text:style-name="P3">A: Data can be read from a file in C using the fread() function, which takes four arguments: a pointer to the data buffer, the size of each element to read, the number of elements to read, and a file pointer. The function returns the number of elements successfully read. For example:</text:p>
      <text:p text:style-name="P6">scss</text:p>
      <text:p text:style-name="Preformatted_20_Text"><text:span text:style-name="Source_20_Text"><text:span text:style-name="T2">FILE *fp;</text:span></text:span></text:p>
      <text:p text:style-name="Preformatted_20_Text"><text:span text:style-name="Source_20_Text"><text:span text:style-name="T2">char buffer[100];</text:span></text:span></text:p>
      <text:p text:style-name="Preformatted_20_Text"><text:soft-page-break/><text:span text:style-name="Source_20_Text"><text:span text:style-name="T2">fp = fopen("example.txt", "r");</text:span></text:span></text:p>
      <text:p text:style-name="Preformatted_20_Text"><text:span text:style-name="Source_20_Text"><text:span text:style-name="T2">if (fp == NULL) {</text:span></text:span></text:p>
      <text:p text:style-name="Preformatted_20_Text"><text:span text:style-name="Source_20_Text"><text:span text:style-name="T2"><text:s text:c="4"/>printf("Failed to open file\n");</text:span></text:span></text:p>
      <text:p text:style-name="Preformatted_20_Text"><text:span text:style-name="Source_20_Text"><text:span text:style-name="T2">}</text:span></text:span></text:p>
      <text:p text:style-name="Preformatted_20_Text"><text:span text:style-name="Source_20_Text"><text:span text:style-name="T2">else {</text:span></text:span></text:p>
      <text:p text:style-name="Preformatted_20_Text"><text:span text:style-name="Source_20_Text"><text:span text:style-name="T2"><text:s text:c="4"/>int count = fread(buffer, sizeof(char), 100, fp);</text:span></text:span></text:p>
      <text:p text:style-name="Preformatted_20_Text"><text:span text:style-name="Source_20_Text"><text:span text:style-name="T2"><text:s text:c="4"/>printf("Read %d characters: %s\n", count, buffer);</text:span></text:span></text:p>
      <text:p text:style-name="Preformatted_20_Text"><text:span text:style-name="Source_20_Text"><text:span text:style-name="T2"><text:s text:c="4"/>fclose(fp);</text:span></text:span></text:p>
      <text:p text:style-name="P5"><text:span text:style-name="Source_20_Text"><text:span text:style-name="T2">}</text:span></text:span></text:p>
      <text:p text:style-name="P4"><text:span text:style-name="T3">4.</text:span> How do you write to a file in C?</text:p>
      <text:p text:style-name="P3">A: Data can be written to a file in C using the fwrite() function, which takes four arguments: a pointer to the data buffer, the size of each element to write, the number of elements to write, and a file pointer. The function returns the number of elements successfully written. For example:</text:p>
      <text:p text:style-name="P6">scss</text:p>
      <text:p text:style-name="Preformatted_20_Text"><text:span text:style-name="Source_20_Text"><text:span text:style-name="T2">FILE *fp;</text:span></text:span></text:p>
      <text:p text:style-name="Preformatted_20_Text"><text:span text:style-name="Source_20_Text"><text:span text:style-name="T2">char buffer[] = "Hello, world!";</text:span></text:span></text:p>
      <text:p text:style-name="Preformatted_20_Text"><text:span text:style-name="Source_20_Text"><text:span text:style-name="T2">fp = fopen("example.txt", "w");</text:span></text:span></text:p>
      <text:p text:style-name="Preformatted_20_Text"><text:span text:style-name="Source_20_Text"><text:span text:style-name="T2">if (fp == NULL) {</text:span></text:span></text:p>
      <text:p text:style-name="Preformatted_20_Text"><text:span text:style-name="Source_20_Text"><text:span text:style-name="T2"><text:s text:c="4"/>printf("Failed to open file\n");</text:span></text:span></text:p>
      <text:p text:style-name="Preformatted_20_Text"><text:span text:style-name="Source_20_Text"><text:span text:style-name="T2">}</text:span></text:span></text:p>
      <text:p text:style-name="Preformatted_20_Text"><text:span text:style-name="Source_20_Text"><text:span text:style-name="T2">else {</text:span></text:span></text:p>
      <text:p text:style-name="Preformatted_20_Text"><text:span text:style-name="Source_20_Text"><text:span text:style-name="T2"><text:s text:c="4"/>int count = fwrite(buffer, sizeof(char), strlen(buffer), fp);</text:span></text:span></text:p>
      <text:p text:style-name="Preformatted_20_Text"><text:span text:style-name="Source_20_Text"><text:span text:style-name="T2"><text:s text:c="4"/>printf("Wrote %d characters\n", count);</text:span></text:span></text:p>
      <text:p text:style-name="Preformatted_20_Text"><text:span text:style-name="Source_20_Text"><text:span text:style-name="T2"><text:s text:c="4"/>fclose(fp);</text:span></text:span></text:p>
      <text:p text:style-name="P5"><text:span text:style-name="Source_20_Text"><text:span text:style-name="T2">}</text:span></text:span></text:p>
      <text:p text:style-name="P4"><text:span text:style-name="T3">5.</text:span>How do you close a file in C? </text:p>
      <text:p text:style-name="P3"><text:soft-page-break/>A: A file can be closed in C using the fclose() function, which takes a file pointer as its argument. The function flushes any buffered data to the file and releases any resources associated with the file. For example:</text:p>
      <text:p text:style-name="P6">scss</text:p>
      <text:p text:style-name="Preformatted_20_Text"><text:span text:style-name="Source_20_Text"><text:span text:style-name="T2">FILE *fp;</text:span></text:span></text:p>
      <text:p text:style-name="Preformatted_20_Text"><text:span text:style-name="Source_20_Text"><text:span text:style-name="T2">fp = fopen("example.txt", "r");</text:span></text:span></text:p>
      <text:p text:style-name="Preformatted_20_Text"><text:span text:style-name="Source_20_Text"><text:span text:style-name="T2">if (fp == NULL) {</text:span></text:span></text:p>
      <text:p text:style-name="Preformatted_20_Text"><text:span text:style-name="Source_20_Text"><text:span text:style-name="T2"><text:s text:c="4"/>printf("Failed to open file\n");</text:span></text:span></text:p>
      <text:p text:style-name="Preformatted_20_Text"><text:span text:style-name="Source_20_Text"><text:span text:style-name="T2">}</text:span></text:span></text:p>
      <text:p text:style-name="Preformatted_20_Text"><text:span text:style-name="Source_20_Text"><text:span text:style-name="T2">else {</text:span></text:span></text:p>
      <text:p text:style-name="Preformatted_20_Text"><text:span text:style-name="Source_20_Text"><text:span text:style-name="T2"><text:s text:c="4"/>fclose(fp);</text:span></text:span></text:p>
      <text:p text:style-name="P5"><text:span text:style-name="Source_20_Text"><text:span text:style-name="T2">}</text:span></text:span></text:p>
      <text:p text:style-name="P4"><text:span text:style-name="T3">6.</text:span> How do you check if a file exists in C?</text:p>
      <text:p text:style-name="P3">A: A file can be checked for existence in C using the access() function, which takes two arguments: the file name and a mode. The mode can be F_OK to check for existence, R_OK to check for read access, W_OK to check for write access, or X_OK to check for execute access. The function returns 0 if the file exists and the access is permitted, or -1 if the file does not exist or the access is not permitted. For example:</text:p>
      <text:p text:style-name="P6">bash</text:p>
      <text:p text:style-name="Preformatted_20_Text"><text:span text:style-name="Source_20_Text"><text:span text:style-name="T2">if (access("example.txt", F_OK) == 0) {</text:span></text:span></text:p>
      <text:p text:style-name="Preformatted_20_Text"><text:span text:style-name="Source_20_Text"><text:span text:style-name="T2"><text:s text:c="4"/>printf("File exists\n");</text:span></text:span></text:p>
      <text:p text:style-name="Preformatted_20_Text"><text:span text:style-name="Source_20_Text"><text:span text:style-name="T2">}</text:span></text:span></text:p>
      <text:p text:style-name="Preformatted_20_Text"><text:span text:style-name="Source_20_Text"><text:span text:style-name="T2">else {</text:span></text:span></text:p>
      <text:p text:style-name="Preformatted_20_Text"><text:span text:style-name="Source_20_Text"><text:span text:style-name="T2"><text:s text:c="4"/>printf("File does not exist\n");</text:span></text:span></text:p>
      <text:p text:style-name="P5"><text:span text:style-name="Source_20_Text"><text:span text:style-name="T2">}</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09T11:40:04.004004362</meta:creation-date>
    <dc:date>2023-03-09T12:08:57.269367453</dc:date>
    <meta:editing-duration>PT28M52S</meta:editing-duration>
    <meta:editing-cycles>3</meta:editing-cycles>
    <meta:generator>LibreOffice/6.0.7.3$Linux_X86_64 LibreOffice_project/00m0$Build-3</meta:generator>
    <meta:document-statistic meta:table-count="0" meta:image-count="0" meta:object-count="0" meta:page-count="3" meta:paragraph-count="58" meta:word-count="509" meta:character-count="2860" meta:non-whitespace-character-count="2355"/>
  </office:meta>
</office:document-meta>
</file>